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properties fo:font-size="14pt" fo:language="ru" fo:country="RU" style:font-size-asian="14pt" style:font-size-complex="14pt"/>
    </style:style>
    <style:style style:name="P3" style:family="paragraph" style:parent-style-name="Standard">
      <style:paragraph-properties fo:margin-left="0cm" fo:margin-right="0cm" fo:text-align="center" style:justify-single-word="false" fo:text-indent="1.199cm" style:auto-text-indent="false"/>
      <style:text-properties fo:font-size="14pt" fo:language="ru" fo:country="RU" style:font-size-asian="14pt" style:font-size-complex="14pt"/>
    </style:style>
    <style:style style:name="P4" style:family="paragraph" style:parent-style-name="Standard">
      <style:paragraph-properties fo:margin-left="0cm" fo:margin-right="0cm" fo:text-align="center" style:justify-single-word="false" fo:text-indent="1.199cm" style:auto-text-indent="false"/>
      <style:text-properties fo:font-size="14pt" fo:language="ru" fo:country="RU" fo:font-weight="bold" style:font-size-asian="14pt" style:font-weight-asian="bold" style:font-size-complex="14pt" style:font-weight-complex="bold"/>
    </style:style>
    <style:style style:name="P5" style:family="paragraph" style:parent-style-name="Standard">
      <style:paragraph-properties fo:margin-left="0cm" fo:margin-right="0cm" fo:text-align="justify" style:justify-single-word="false" fo:text-indent="1.199cm" style:auto-text-indent="false"/>
      <style:text-properties fo:font-size="14pt" style:font-size-asian="14pt" style:font-size-complex="14pt"/>
    </style:style>
    <style:style style:name="T1" style:family="text">
      <style:text-properties fo:language="ru" fo:country="RU"/>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ВИМАУНА</text:p>
      <text:p text:style-name="P5"/>
      <text:p text:style-name="P3">1</text:p>
      <text:p text:style-name="P5"/>
      <text:p text:style-name="P5">Нечасто можно было увидеть, как из доков на окраине города - там, где обрывалась недостроенная магистраль, и начинался обширный выжженный солнцем пустырь, одинаково безжизненный в любое время года - взлетает космический корабль, настолько огромный, что кажется выше любого из городских строений, даже когда наполовину скрыт в ракетной шахте. Практически вечные вакуумные батареи, самые мощные за всю историю двигатели, способные придать тысячетонной громаде ускорение в десятки раз превыщающее гравитацию Дёзы, сжигающие всего лишь за одну секунду столько <text:span text:style-name="T1">топлива</text:span>, что другим кораблям хватило бы на межпланетный полет.</text:p>
      <text:p text:style-name="P5">Об этом торжественном событии - новый шаг в освоении пустоты - неоднократно сообщали по радио, не уточняя однако время, когда должен состояться запуск корабля. Но несмотря на это, даже при том, что на территорию космопорта никогда никого не пускали, целые толпы зевак стояли с самого утра у высоких тюремных заграждений, обмотанных сверху колючей проволокой, по которой проходил высоковольтный ток.</text:p>
      <text:p text:style-name="P5">Ана в тот день не пошла к врачу, хотя последние дни ей стало совсем плохо, инъекции не помогали, и она задыхалась по вечерам. Ане нужно было увидеть запуск корабля, это представлялось ей настолько важным, что все остальное - обследование в кабинете у врача, новый препарат, который нужно было колоть в вену каждое утро, приступы удушья - могло подождать. Еще когда Ана слушала новости по радио она была уверена, что взлет корабля, Вимауны, станет самым ярким воспоминанием за всю ее жизнь, и она никогда не забудет этот день - как забывала о многом, что когда-то тоже казалось ей важным. Пусть даже она ничего толком не сможет рассмотреть за высоким забором.</text:p>
      <text:p text:style-name="P5">Тогда, много лет назад, когда врачи еще согласованно обещали Ане не больше года жизни, было необычно облачно - темно-серые низкие тучи в жаркий сезон, стремительно изменявшие свою форму под порывами ветра, затягивая пасмурной пеленой раскаленный, изнывающий от пустынного пекла город, были чем-то неправдоподобным и противоестественным, как будто сотни обрабатывающих станций в спящих землях, выбрасывающие клубы ядовитого огня в воздух, разрушили тонкий природный баланс, естестественные циклы отравленной планеты, и произошло необратимое нарушение химических процессов в атмосфере. Бюро прогнозов даже неуверенно предупреждало о возможности дождя и рекомендовало воздержаться от прогулок под открытым небом во второй половине дня - <text:soft-page-break/>Ана практически дословно запомнило тревожное сообщение подавленных синоптиков и то, как она удивлялась тогда этим словам, таким непривычным и непонятным, под открытым, прогулки, небом, когда начинаешь задыхаться, пройдя всего один квартал от станции надземки до своего дома, а в многих районах сумрачно даже днем из-за высоких каменных строений и массивных конструкций транспортных путей, закрывающих черной тенью улицы. Но рядом с доками небо и правда было открытым, облачным и обморочно синим - так, что начинала кружиться голова, если долго смотреть вверх. </text:p>
      <text:p text:style-name="P5">Ану почему-то совсем не пугали облака, она не боялась попасть под дождь. </text:p>
      <text:p text:style-name="P5">Многих, так же как и ее, не остановили настороженные предсказания неожиданных осадков, этот день был слишком значительным, чтобы потерять все из-за такой мелочи, как проливной дождь, который к вечеру раскаленный пустынный ветер мог принести со стороны спящих земель - или же они просто не доверяли бюро прогнозов, которое и вправду ошибалось куда чаще, чем действительно предсказывало погоду. У Аны же было такое чувство, что, если она не увидит взлет Вимауны, то просто не доживет до начала следующего дня, никакие осмотры у врача не смогут ей помочь, и вечерний приступ удушья станет для нее последним - как будто обещанный ей год жизни пройдет лишь за несколько мгновений, в тот момент, когда Вимауна оторвется от земли. По сравнению с этим отложенный визит к врачу, который должен был выписать ей новое лекарство, и сомнительные угрозы вечернего дождя казались лишь малозначительными неприятностями.</text:p>
      <text:p text:style-name="P5">Ана и сама не была уверена, почему ее так волновал этот полет - она забыла о нем на многие годы, и только потом случайные трансляци<text:span text:style-name="T1">и</text:span>, пойманные, когда она пыталась настраивать свой радио-приемник по вечерам, напомнили ей о корабле, о котором она мечтала еще в детстве, казавшемся ей тогда выше, чем все городские здания вместе взятые, способном пламенем из своих двигателей накрыть облаком огня всю планету. Но потом все это как-то забылось, потускнело в ее памяти - она даже сомневалась, что этот корабль существовал в действительности, а не приснился ей или же не был выдуман от одиночества.</text:p>
      <text:p text:style-name="P5">Ана слышала о Вимауне, когда жила в интернате - в тихие, скованные молчанием вечера, когда она часами слушала монотонные официальные новости, сводки, котировки, бессмысленную статистику, перечисления непонятных многозначительных чисел, разнообразные прогнозы и прямые включения с каких-нибудь отдаленных мест - в пучине песков, на другой стороне планеты, - о которых никто никогда не слышал, сменявшиеся с приближением ночи бледной тишиной, сумеречной протяжной музыкой, а <text:soft-page-break/>зачастую и просто шумом помех, ставшим таким привычным и естестественным, как непременная часть любой трансляции, на неисправном детекторном приемнике, умевшем ловить только одну радио-волну.</text:p>
      <text:p text:style-name="P5">Тогда Ана думала, что Вимауна - это огромный космический ковчег, который строят для того, чтобы все жители Дёзы улетели сквозь бесконечную ночь вселенной, вечный час тишины, на другую планету, где после дождей не умирает земля, а воздух такой чистый, что даже она сможет дышать без респираторной маски. Днем часто бывает холодно, небо ослепительно синее, нет никакого песка, а вместо пустыни - обширные, до самого горизонта, поля и холмы, также синего цвета, как и упоительное безбрежное небо, как город по ночам.</text:p>
      <text:p text:style-name="P5">Приемник в интернате постоянно сбоил, словно сбиваясь с нужной частоты, обрывая слабые тусклые голоса надрывным хрипом помех - как если бы другая трансляция, безудержный шум песка, грубо врывалась в эфир, - и Ана часто не слышала и половины из того, что говорили в новостях. Незавершенные фразы, безотносительные названия, странные цифры предназначение которых стирал шум помех не давали Ане заснуть, волновали ее, и она пыталась додумывать сама - мысленно вставляла слова, предложения, целые фрашменты пропущенного эфира. </text:p>
      <text:p text:style-name="P5">Ана была уверена, что когда вырастет - если вырастет, - то обязательно полетит в другой мир на этом корабле. Даже когда ей кто-то сказал, - быть может, воспитательница, - что только люди без... - Ана не разобрала слово - могут летать в космос и выдерживать страшные перегрузки во время ускорения и посадки, она все равно была уверена. Никто не мог ее разубедить. Ведь об этом говорили по радио. А потом Ана узнала, что Вимауна - это беспилотный корабль, управляемый сложной вычислительной машиной, который будет лететь в пустоту тысячи лет.</text:p>
      <text:p text:style-name="P5">Ана вспомнила о Вимауне снова, только когда по радио - теперь уже ее собственном, с чистым прозрачным в те времена приемом - стали передавать о скором запуске корабля. Ана решила - просто проснувшись как-то утром, и делая себе бессмысленный болезненный укол, - что она должна непременно увидеть это. Тогда еще не были синтезированы новые препараты, мучительные средства для продления жизеи, и Ана думала, что ей осталось совсем немного - в лучшем случае она увидит лишь еще один жаркий сезон, еще один дождь, который обычно идет лишь один раз за весь год, прежде чем умрет от удушья во сне. </text:p>
      <text:p text:style-name="P5">Взлет Вимауны. </text:p>
      <text:p text:style-name="P5">Ана повторяла эти слова как молитву, хотя не особенно понимала тогда, зачем этот корабль отправляют в космос. Ей просто хотелось иметь хоть какую-то цель, ради которой можно было терпеть приступы и <text:soft-page-break/>постоянную тошноту от лекарств. Пусть это даже был совсем не тот корабль, о котором она мечтала в детстве.</text:p>
      <text:p text:style-name="P5"/>
      <text:p text:style-name="P3">2</text:p>
      <text:p text:style-name="P5"/>
      <text:p text:style-name="P5">В день запуска Вимауны Ана поехала к загородным докам еще ранним утром, взяв с собой лишь керамическую кружку с заваренным сладким супом и бутылку воды. Она боялась, что может пропустить взлет корабля, что его перенесут из<text:span text:style-name="T1">-за</text:span> обещанного дождя - ведь точное время запуска было неизвестно.</text:p>
      <text:p text:style-name="P5">Бесшумный и плавный поезд довез Ану до самой последней станции, от которой она долго шла пешком, задыхаясь от грозовой жары, до угловатых построек космопорта. А потом весь день, до самого вечера, когда даже пасмурные облака стали назаметны на фоне неба цвета сумерек, провела у высокого заграждения с намотанной наверху колючей проволокой, ожидая запуска корабля.</text:p>
      <text:p text:style-name="P5">День с самого утра и вправду выдался облачным и мглистым, а в пригороде, где располагался порт, стоял сладковатый запах гнили, который приносило ветром с заброшенных свалок - Ана чувствовала эту тошнотворную вонь даже несмотря на защитные фильтры в своей респираторной маске и старалась реже дышать.</text:p>
      <text:p text:style-name="P5">Постепенно вокруг нее собралась целая толпа. Люди приходили, чтобы, как и Ана, посмотреть на взлет корабля, о котором последние дни так взволнованно говорили по радио, но на территорию космодрома никого не пускали - никаких исключений даже в такой торжественный день, только занесенный пылью пустырь у подступов к докам и напряжение в десять тысяч вольт на проводах. </text:p>
      <text:p text:style-name="P5">Недовольные зеваки шумно толпились у высоких замкнутых в смертельно опасную электрическую цепь заграждений, пытаясь разглядеть то, что происходит в порту, который отделяла от них идеально выровненная бетонная площадка почти в милю длиной. Сам корабль, поднимавшийся из глубокой ракетной шахты, было видно даже из города - но он казался застывшим, словно выточенным из камня, как высокое здание причудливой формы, и невозможно было поверить, что он способен подняться над землей.</text:p>
      <text:p text:style-name="P5">На пустыре у доков слышались взволнованные разговоры, даже смех, некоторые возмущались, как будто надеялись увидеть пышное увеселительное зрелище, а вместо этого вынуждены стоять на колючем ветру. С Аной никто даже не пытался заговорить, ее сторонились, точно боялись, что она заразна. Она стояла одна, чуть поодаль от остальных, и смотрела на <text:span text:style-name="T1">возвышавшийся</text:span> в утренней мгле корабль.</text:p>
      <text:p text:style-name="P5"><text:soft-page-break/>В то время болезнь Аны считалась очень редкой и было совсем непривычно увидеть человека в медицинской респираторной маске. Большинство людей спокойно переносили выжженный воздух на Дёзе, но Ана могла дышать только благодаря этому уродливому устройству. Из-за респираторной маски голос ее казался тусклым и неестественным - как будто вместо нее говорил кто-то другой. Резкий, обжигающий нёбо запах защитных фильтров лишал ее обоняния - Ана не различала мягкие ароматы духов, сладких напитков, даже растворимой еды из концентратов, которую часто продавали на улице, - однако саднящую вонь со свалок не мог остановить даже фильтр, и она смешивалась с его медикаментозным смрадом, отравляя ей дыхание.</text:p>
      <text:p text:style-name="P5">Ближе к вечеру, когда обещанный дождь так и не начался, у космопорта стало совсем людно и шумно. Многие раскладывали свои вещи прямо на земле, расстилали цветные вылинявшие тряпки, устраиваясь как на отдыхе. Появились даже приставучие торговцы, предлагавшие сушеный хлеб и воду в бутылках. На небе по-прежнему плыли, раздуваемые ветром, темные клубящиеся облака.</text:p>
      <text:p text:style-name="P5">Ана лишь с сожалением смотрела на свой холодный суп в закупоренном керамическом стакане - она и сама не понимала, зачем взяла с собой еду, неужели она надеялась, что их <text:span text:style-name="T1">учтиво пригласят</text:span> в одно из <text:span text:style-name="T1">угловатых </text:span>зданий, где <text:span text:style-name="T1">кружится голова от обморочной прохлады, а из широкого окна, обращенного к докам, можно разглядеть даже мельчайшие детали на обшивке корабля. </text:span></text:p>
      <text:p text:style-name="P5">Ана устала от тягостного монотонного ожидания. <text:span text:style-name="T1">К</text:span>азалось, что <text:span text:style-name="T1">Вимауна</text:span> намертво вмурован<text:span text:style-name="T1">а</text:span> в глубокий колодец. <text:span text:style-name="T1">В</text:span> доках было пусто и тихо, как будто запуск давно отменили - из-за прогнозов погоды или по каким-то другим <text:span text:style-name="T1">неразглашенным</text:span> причинам.</text:p>
      <text:p text:style-name="P5">Ана закрыла глаза и попыталась представить, как двигатели, скрытые в шахте, изрыгающие кипящий огонь, от которого плавятся камни, наконец заработали, док вдалеке затянуло черным тяжелым дымом, зацементированная площадка космодрома стала дрожать как во время землятрясения, а потом в плотном химическом тумане, разъедающем легкие, засверкала ослепительная электрическая молния, освещая голубоватыми вспышками темно-серое ненастное небо, и из шахты взвился ввысь чудовищный столб огня...</text:p>
      <text:p text:style-name="P5">Впервые за весь день она вдруг почувствовала страх и посмотрела на пасмурное небо.</text:p>
      <text:p text:style-name="P5">У пожилой женщины неподалеку от Аны оказался переносной радио-приемник - редкое и дорогое по тем временам устройство, - и, долго мучаясь с настройкой частоты, вращая в разные стороны слегка погнутый обруч приемной антенны, она наконец смогла поймать зыбкую <text:soft-page-break/>неустойчивую волну, по которой рассказывали о готовящемся запуске корабля.</text:p>
      <text:p text:style-name="P5">Люди вокруг оживились.</text:p>
      <text:p text:style-name="P5">Ана сидела на земле, лицом к стальному ограждению, увитому колючей проволокой, по которой проходил ток, способный убить мгновенно, подстелив под себя свою куртку как и многие другие. Рядом с Вимауной появились нечеткие силуэты людей - наверное, техников в унылых серых робах, которых едва можно было разглядеть издали, и они сливались на фоне кубических строений дока, торопливо перебегая по взлетной площадке. Вокруг корабля начали вспыхивать красные огоньки. </text:p>
      <text:p text:style-name="P5">Ведущий безымянной передачи торжественно говорил:</text:p>
      <text:p text:style-name="P5">- ...самый значительный и смелый проект по исследованию космоса. Сложно даже представить, каких...</text:p>
      <text:p text:style-name="P5">Голос смешивался с помехами, и женщина начала крутить непокорную антенну, передача на несколько секунд пропала, и был слышен только отрывистый громкий треск. Когда женщина наконец смогла настроить нужную частоту, то голос зазвучал уже тише, как будто ведущий начал говорить благоговейным шепотом, восторгаясь величием корабля:</text:p>
      <text:p text:style-name="P5">- ...Хотя многие считали, что такой полет в принципе невозможен или что даже сама мысль о запуске такого корабля является... </text:p>
      <text:p text:style-name="P5">Серые тени техников скрылись за каким-то невзрачным строением, и взлетная полоса вновь опустела, однако сигнальные маячки стали теперь мигать ярче и чаще.</text:p>
      <text:p text:style-name="P5">- Трудовой подвиг... - продолжал ведущий, которого бесцеременно перебивал хрип старого приемника. - Чем было доказано, что перед... не устоит даже непокорный...</text:p>
      <text:p text:style-name="P5">Вокруг Вимауны что-то засверкало - свет, поднимавшийся из бетонных недр взлетной шахты, ярко освещал матовый корпус корабля. Ана не понимала, что происходит. Кто-то позади нее предположил, что начался прогрев двигателей, и ветер, словно в подтверждение этих слов, принес запах едкой гари. </text:p>
      <text:p text:style-name="P5">Одна из вспышек была особенно яркой, и Ана даже отвела глаза. Когда она вновь посмотрела на док, то над взлетной площадкой уже тянулся чёрный дым. </text:p>
      <text:p text:style-name="P5">Это так взволновало собравшихся, что гомон толпы на время заглушил трансляцию. Пожилая женщина опять что-то сделала с антенной, и голос ведущего стал громче:</text:p>
      <text:p text:style-name="P5">- Лучшие инженеры долгие годы... не покладая рук... над этим проектом. В конструкции Вимауны впервые были применены... </text:p>
      <text:p text:style-name="P5">Передача сменилась рябью помех, а когда голос вновь проступил из хаотичного шума, то ведущий говорил уже, казалось, совсем о другом:</text:p>
      <text:p text:style-name="P5"><text:soft-page-break/>- ...антенна, самая большая из когда-либо построенных человеком. Ее размер превышает суммарные размеры...</text:p>
      <text:p text:style-name="P5">Маячки на взлетной площадки на несколько секунд погасли, а затем, точно кто-то переключил электрическое реле, стали мигать еще чаще, как аварийные сигналы - сначала по центру, затем все дальше и дальше, расходясь волной, затухая и вновь загораясь в центре.</text:p>
      <text:p text:style-name="P5">- ...Также на орбиту будет выведена станция с приемной... - снова шум помех, - ...которые она будет регулярно получать от корабля.</text:p>
      <text:p text:style-name="P5">Свет в шахте погас, а последовательность световых сигналов вновь изменилась. Было совершенно непонятно, что происходит в доке - дым рассеялся, вокруг корабля опять начали мелькать едва различимые фигурки людей в серых робах, а Вимауна продолжала неподвижно возвышаться над зданиями космопорта. На серебристом корпусе корабля отражались стремительные отблески от сверкающих на взлетной полосе огней. Облака начинали сгущаться, пасмурный пар, поднятый ветром, словно снижался над землей, и было действительно похоже на то, что вскоре может пойти дождь. Диктор по радио продолжал увлеченно говорить о выдающихся технических новшествах в конструкции Вимауны и громадной значимости этого дня для всей истории планеты. Многие были так взволнованы, что наверняка давно бы перелезли через ограждения, если бы их не оплетала колючая проволока под напряжением в десять тысяч вольт.</text:p>
      <text:p text:style-name="P5">- План полета был просчитан на ближайшие... - продолжал голос по радио, с трудом различимый в бессвязаном шуме помех. - Сразу же после выхода из атмосферы двигатели Вимауны, самые мощные из когда-либо...</text:p>
      <text:p text:style-name="P5">Ана заметила, что женщина подняла приемник двумя руками над головой, надеясь, что это улучшит качество приема.</text:p>
      <text:p text:style-name="P5">- ...Придадут ускорение в тридцать раз превышающее силу тяготения Дёзы... </text:p>
      <text:p text:style-name="P5">Голос слился с глухим шероховатым шипением. Ана заметила, как у пожилой женщины согнулись от усталости руки.</text:p>
      <text:p text:style-name="P5">- ...отключиться навсегда.</text:p>
      <text:p text:style-name="P5">Точное время взлета было неизвестно, и по радио никак не комментировали происходящее в доке - казалось, что ведущий этой бессмысленной выспренней передачи и сам не знает, что происходит с кораблем и пытается тянуть время, рассказывая, уже в который раз, об устройстве всех его систем.</text:p>
      <text:p text:style-name="P5">Под кораблем, в шахте, что-то ослепительно вспыхнуло, и всю взлетную полосу вновь затянуло густым черным дымом - не было видно даже сверкающих красных огней.</text:p>
      <text:p text:style-name="P5">Ана подумала, что все это не может быть обычной проверкой, наверняка у тех суетливых людей, которые пытаются оживить <text:soft-page-break/>огнедышащую громадину что-то не получается, корабль отказывается подниматься над землей, и его гигантские двигатели, самые мощные из когда-либо построенных человеком, сбоят, захлебываясь ослепительным светом и огнем, будучи не в силах преодолеть притяжение планеты.</text:p>
      <text:p text:style-name="P5">Однако диктор по радио невозмутимо продолжал:</text:p>
      <text:p text:style-name="P5">- Особые сообщения, над которыми работали лучшие... специальная последовательность сигналов, в которых важна как тональность, так и интервал. Это послание с Дёзы, которое, сквозь... будет услышано... изменит навсегда...</text:p>
      <text:p text:style-name="P5">Прошло несколько часов, уже начинало смеркаться. Двигатели корабля по-прежнему включались со строгой периодичностью, озаряя пустырь и угловатые строения доков похожими на молнию вспышками, окатывая тяжелым черным <text:s/>взлетную полосу, который ветер относил в сторону собравшихся у ограждения зевак. Можно было подумать, что эти непонятные проверки, прогрев двигателей или же и вправду устранение каких-то неожиданных неполадок продляться всю ночь, до самого рассвета. Люди уже начали расходиться. Ана боялась, что может начаться дождь.</text:p>
      <text:p text:style-name="P5">Пожилая женщина рядом с Аной попыталась настроить свой приемник на другую волну, но прямого включения с космопорта нигде не было - только помехи, музыка или все та же передачи, в которой рассказывали о священной миссии корабля - точно так же, до единого слова, как и несколько часов назад.</text:p>
      <text:p text:style-name="P5">Дождь, который пророчили в бюро прогнозов, так и не начался, хотя низкие мглистые облака, затянувшие сумеречное вечернее небо, не предвещали ничего хорошего. Ана мучалась от жажды - ее горло словно воспалилось и начало кровоточить, - однако уйти она не могла.</text:p>
      <text:p text:style-name="P5">Пожилая женщина тоже не выдержала изнуряющего ожидания и медленно побрела прочь от высоковольной ограды, обхватив, точно ребенка, свой истошно хрипящий приемник. Ана с тоской смотрела ей вслед - ведь испорченная помехами передача была единственным, что хоть как-то связывало ее с происходящим там, вдалеке, у затянутых дымом доков. Однако торжественный голос ведущего, в который раз сообщавшего о вкладе в освоении космоса, беспомощно бледнел и отдалялся.</text:p>
      <text:p text:style-name="P5">Толпа у космопорта сильно порядела и затихла - говорить уже было не о чем, на земле валялись смытая фольга и упаковки от галет, радость и возбуждение, предвкушение зрелищного взлета корабля, о котором многие, как и Ана, слышали еще в детстве, сменились разочарованием и усталостью.</text:p>
      <text:p text:style-name="P5">Когда в очередной раз из шахты поднялись над взлетной площадкой яркие искривленные молнии, сменившиеся затем клубами синего огня, а <text:soft-page-break/>весь корабль окутала дрожащая дымка от расплавленного воздуха, никто не придал этому особого значения. Люди стояли со скучающим видом, словно дожидаясь определенного часа, когда уже можно будет наконец уйти, вернуться домой, и рассказывать потом всем знакомым о своих неоправданных ожиданиях, о самом громадном за всю историю корабле, который так и не смог взлететь. Но Ане не могла уйти. Дома ее ждала лишь духота, вечерние новости и синяя мгла за окном. Отложенный визит в медицинский центр, где снова будут проверять, как долго ей еще осталось жить.</text:p>
      <text:p text:style-name="P5">И тут по всему пустырю, резко нарушив сонное молчание, усталое оцепенение в преддверии часа тишины, разнеслась оглушительная паническая сирена. Все огни на взлетной площадке и на зданиях дока сменились на красный и стали ярко синхронно мигать. Двигатели Вимауны продолжали работать, огонь вокруг корабля разгорался, обдавая корпус и взлетную полосу, застилая дымом весь док. Ана почувствовала едкий запах химической гари, от которого заболела голова.</text:p>
      <text:p text:style-name="P5">Вопль сирены внезапно оборвался, но откуда-то снизу, из черной горловины взлетного колодца, начал подниматься ровный постоянно нарастающий рокот, от которого - в точности, как себе это представляла Ана еще много лет назад - задрожала залитая цементом земля. Кто-то рядом с Аной радостно вскрикнул, и этот восторженный возглас казался таким неуместным и даже кощунственным, когда все вокруг сотрясалось от страшного рева ожившего корабля. Послышались торопливые отрывистые щелчки фотокамер. Чудовищные раскаты извергающих магму двигателей продолжали усиливаться, и гарь от выхлопов застилала уже весь космопорт. Ана не могла поверить, что это действительно происходит, что тот корабль, о котором она мечатала еще в детстве, сейчас поднимется в облаке огня над землей, сжигая зыбкий вечерний воздух, рассекая пасмурные облака.</text:p>
      <text:p text:style-name="P5">Она стояла, не двигаясь, застыв от ужаса.</text:p>
      <text:p text:style-name="P5">Небо было уже совсем темным, почти ночным. У Аны начали слезиться глаза - от дыма, который приносил со взлетной полосы ветер, - и она усиленно терла их руками. Ана чувствовала, как каждое биение сердца отдавалось во всем ее теле. От волнения она забывала даже дышать.</text:p>
      <text:p text:style-name="P5">Земля под ногами вздрогнула, и Ана чуть не упала, беспомощно всплеснув руками, точно ища в воздухе опору. Рев от двигателей стал настолько сильным, что вызывал почти физическую боль. Из взлетной шахты в небо взметнулись полосы огня, а сгустившаяся черная гарь заволокла собой почти весь корабль.</text:p>
      <text:p text:style-name="P5">Люди у заграждений напряженно всматривались в клубящийся дым, но в следующее мгновение корабль уже показался высоко над землей, <text:soft-page-break/>рассекая в ореле пламени вечернее небо, которое стало багровым, словно его тоже охватил огонь. Не было видно ни единой звезды.</text:p>
      <text:p text:style-name="P5">Корабль поднимался ввысь по странной изогнутой траектории, оставляя после себя страшный след дыма, постепенно превращаясь в сверкающую красную точку, которая вскоре погасла, исчезнув в черной пустоте над ними.</text:p>
      <text:p text:style-name="P5">Люди еще долго стояли у заграждений даже после того, как скрылся корабль, и погасло небо. Радио ни у кого не было, все молчали. Ана чувствовала, что начинает дрожать от ужаса. Только потом, когда даже обжигающая гарь от выхлопов развеялась, а сгустившаяся темнота напомнила о приближении часа тишины, все медленно побрели в сторону надземки.</text:p>
      <text:p text:style-name="P2">Ана уже шла по направлению к станцию, когда над ее головой что-то ярко вспыхнуло, и чёрный след дыма стремительно протянулся от облаков вниз, к таящим в темноте пескам. Ана застыла от удивления. Корабль, едва успев вырваться из поля планеты, словно бы вновь возвращался обратно, совершив за несколько минут свой тысячелетний полет. </text:p>
      <text:p text:style-name="P2">Кто-то громко охнул, послышались крики. Дым неподвижно висел в воздухе, точно вся атмосфера была прожжена насквозь двигателями падающего корабля. Потом, где-то совсем далеко, за барханами, поднялся яркий столб огня, и до Аны донеслись тяжелые разрывающие барабанные перепонки раскаты, после которых она не несколько мгновений потеряла слух. </text:p>
      <text:p text:style-name="P2">В доках загорелись красные огни, какие-то люди выбежали на взлетную площадку, взвились в небо ревущие виманы. Ана несколько минут с ужасом смотрела на клубящийся столб песка вдалеке - как начало страшной бури, которая неумолимо надвигалась на город.</text:p>
      <text:p text:style-name="P2">Вернувшись домой, Ана сразу же включила радио, однако о крушении Вимауны ничего не передавали - была лишь усыпляющая музыка, бессмысленные новости и треск помех.</text:p>
      <text:p text:style-name="P2">Ана почти час сидела напротив приемника. Руки у нее тряслись, дышать было тяжело, глаза слипались от усталости. Наконец она не выдержала, и, оставив радио на той волне, по которой обычно передавали экстренные известия, легла в постель. Однако Ана никак не могла уснуть и неподвижно лежала на постели, не в силах даже пошевелиться от усталости, как во время паралича. </text:p>
      <text:p text:style-name="P2">Когда Ана уже начала проваливаться в темноту, радио громко проскрежетало, раздалась незайтеливая, похожая на аварийный сигнал мелодия, которая всегда предшествовала началу экстренного выпуска новой, и ровный ужасающе спокойный голос ведущего произнес...</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38H03M00S</meta:editing-duration>
    <meta:editing-cycles>333</meta:editing-cycles>
    <meta:generator>OpenOffice.org/3.1$Win32 OpenOffice.org_project/310m11$Build-9399</meta:generator>
    <dc:date>2010-01-22T02:06:29.33</dc:date>
    <dc:creator>Василий Воронков</dc:creator>
    <meta:document-statistic meta:table-count="0" meta:image-count="0" meta:object-count="0" meta:page-count="10" meta:paragraph-count="78" meta:word-count="3603" meta:character-count="24520"/>
    <meta:user-defined meta:name="Info 1"/>
    <meta:user-defined meta:name="Info 2"/>
    <meta:user-defined meta:name="Info 3"/>
    <meta:user-defined meta:name="Info 4"/>
  </office:meta>
</office:document-meta>
</file>